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Afbeelding 1" text:anchor-type="as-char" svg:x="0in" svg:y="0in" svg:width="6.3in" svg:height="5.24306in" style:rel-width="scale" style:rel-height="scale"><draw:image xlink:href="media/image1.png" xlink:type="simple" xlink:show="embed" xlink:actuate="onLoad"/><svg:title/><svg:desc>Afbeelding met tekst, schermopname, Webpagina, Website

Automatisch gegenereerde beschrijving</svg:desc></draw:frame></text:p>
      <text:p text:style-name="Standaard"/>
      <text:p text:style-name="Standaard">https://38427.hosts2.ma-cloud.nl/vervolg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19T07:49:00Z</meta:creation-date>
    <dc:date>2024-09-19T07:51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4" meta:row-count="1" meta:non-whitespace-character-count="39"/>
  </office:meta>
</office:document-meta>
</file>